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utes du super meeting IA</text:p>
      <text:p text:style-name="Standard"/>
      <text:p text:style-name="Standard">Participants : </text:p>
      <text:list xml:id="list991564281" text:style-name="L1">
        <text:list-item>
          <text:p text:style-name="P1">Rémi Palandri</text:p>
        </text:list-item>
        <text:list-item>
          <text:p text:style-name="P1">Jason Crombez</text:p>
        </text:list-item>
        <text:list-item>
          <text:p text:style-name="P1">Marine Lavaux</text:p>
        </text:list-item>
      </text:list>
      <text:p text:style-name="Standard"/>
      <text:p text:style-name="Standard">5 parties au projet </text:p>
      <text:list xml:id="list1617101675" text:style-name="L2">
        <text:list-item>
          <text:p text:style-name="P2">1 - génération de la carte (Perlin noise envisagé)</text:p>
        </text:list-item>
        <text:list-item>
          <text:p text:style-name="P2">2 - interface (affichage, zoom, etc...)</text:p>
        </text:list-item>
        <text:list-item>
          <text:p text:style-name="P2">3 - moteur de jeu (tours de jeu, ressource, carte, perso, simulation rapide – pour faire stats) Fait appel à la carte, l'interface et au code des « mecs »</text:p>
        </text:list-item>
        <text:list-item>
          <text:p text:style-name="P2">4 - code des mecs « de bases » (+animaux)</text:p>
        </text:list-item>
        <text:list-item>
          <text:p text:style-name="P2">5 - code du chef</text:p>
        </text:list-item>
        <text:list-item>
          <text:p text:style-name="P2">A*, non dynamique, hors brouillard de guerre (vue map entière)</text:p>
        </text:list-item>
      </text:list>
      <text:p text:style-name="Standard"/>
      <text:p text:style-name="Standard">Organisation</text:p>
      <text:list xml:id="list2103772497" text:style-name="L3">
        <text:list-item>
          <text:p text:style-name="P3">Rémi : 1, 2, 3</text:p>
        </text:list-item>
        <text:list-item>
          <text:p text:style-name="P3">Jason : 4, <text:s/>A*</text:p>
        </text:list-item>
        <text:list-item>
          <text:p text:style-name="P3">Marine : 4</text:p>
        </text:list-item>
      </text:list>
      <text:p text:style-name="Standard"/>
      <text:p text:style-name="Standard">Mise en place d'un « brouillard de guerre »</text:p>
      <text:p text:style-name="Standard"/>
      <text:p text:style-name="Standard">Représentation des humains sur la carte :</text:p>
      <text:list xml:id="list1902972749" text:style-name="L4">
        <text:list-item>
          <text:p text:style-name="P4">un humain occupe un pixel</text:p>
        </text:list-item>
        <text:list-item>
          <text:p text:style-name="P4">un pixel peut être occupé par n humains</text:p>
        </text:list-item>
        <text:list-item>
          <text:p text:style-name="P4">traversé des arbres</text:p>
        </text:list-item>
        <text:list-item>
          <text:p text:style-name="P4">traversé des bâtiments</text:p>
        </text:list-item>
      </text:list>
      <text:p text:style-name="Standard"/>
      <text:p text:style-name="Standard">Mise en place d'un système de mémoire </text:p>
      <text:list xml:id="list1271724175" text:style-name="L5">
        <text:list-item>
          <text:p text:style-name="P5">deux personnes de même rôle partagent leurs infos si ils sont sur des cases adjacentes</text:p>
        </text:list-item>
        <text:list-item>
          <text:p text:style-name="P5">le chef a une mémoire « infinie »</text:p>
        </text:list-item>
      </text:list>
      <text:p text:style-name="Standard"/>
      <text:p text:style-name="Standard">Jauge de « vie » à faire baisser en fonction des activités se récupère avec les repas du cuisinier</text:p>
      <text:p text:style-name="Standard">Jauge de « repos » à faire baisser en fonction des activités se récupère en se reposant</text:p>
      <text:p text:style-name="Standard"/>
      <text:p text:style-name="Standard">Vie/Mort :</text:p>
      <text:list xml:id="list563002658" text:style-name="L6">
        <text:list-item>
          <text:p text:style-name="P6">mourir de vieillesse</text:p>
        </text:list-item>
        <text:list-item>
          <text:p text:style-name="P6">implémentation de l'âge (pas d'exploitation des enfants!)</text:p>
        </text:list-item>
        <text:list-item>
          <text:p text:style-name="P6">le chef supposera qu'un personnage à rôle « dangereux » est mort si il ne revient pas au bout d'un certain temps</text:p>
        </text:list-item>
      </text:list>
      <text:p text:style-name="Standard"/>
      <text:p text:style-name="Standard">Genre :</text:p>
      <text:list xml:id="list1421877761" text:style-name="L7">
        <text:list-item>
          <text:p text:style-name="P7">à la naissance</text:p>
        </text:list-item>
        <text:list-item>
          <text:p text:style-name="P7">un homme + une femme pour la reproduction</text:p>
        </text:list-item>
        <text:list-item>
          <text:p text:style-name="P7">pas d'autre différences</text:p>
        </text:list-item>
      </text:list>
      <text:p text:style-name="Standard"/>
      <text:p text:style-name="Standard">Une fois un rôle assigné il fait ce qu'il a à faire, puis quand il n'a plus rien à faire → chef</text:p>
      <text:p text:style-name="Standard"/>
      <text:p text:style-name="Standard">Bâtiments :</text:p>
      <text:list xml:id="list512518458" text:style-name="L8">
        <text:list-item>
          <text:p text:style-name="P8"><text:soft-page-break/>forum (zone d'influence initiale) + stockage non spécialisé de petite taille</text:p>
        </text:list-item>
        <text:list-item>
          <text:p text:style-name="P8">abris</text:p>
        </text:list-item>
        <text:list-item>
          <text:p text:style-name="P8">stockage nourriture spécialisé ou pas ? de plus grande taille</text:p>
        </text:list-item>
        <text:list-item>
          <text:p text:style-name="P8">stockage de bois (mise en place d'un rôle de bûcheron) de plus grande taille</text:p>
        </text:list-item>
        <text:list-item>
          <text:p text:style-name="P8">stockage d'eau de plus grande taille</text:p>
        </text:list-item>
      </text:list>
      <text:p text:style-name="Standard"/>
      <text:p text:style-name="Standard">Ressource naturelle :</text:p>
      <text:list xml:id="list178221535" text:style-name="L9">
        <text:list-item>
          <text:p text:style-name="P9">repousse du bois</text:p>
        </text:list-item>
        <text:list-item>
          <text:p text:style-name="P9">repousse des baies ?</text:p>
        </text:list-item>
      </text:list>
      <text:p text:style-name="Standard"/>
      <text:p text:style-name="Standard">Animaux :</text:p>
      <text:list xml:id="list1199713917" text:style-name="L10">
        <text:list-item>
          <text:p text:style-name="P10">cherche à se nourrir</text:p>
        </text:list-item>
        <text:list-item>
          <text:p text:style-name="P10">si assez nourris, peuvent se reproduire (sexe opposé + proba)</text:p>
        </text:list-item>
      </text:list>
      <text:p text:style-name="Standard"/>
      <text:p text:style-name="Standard">Chef :</text:p>
      <text:list xml:id="list1858365103" text:style-name="L11">
        <text:list-item>
          <text:p text:style-name="P11">donne des tâches en temps limité</text:p>
        </text:list-item>
        <text:list-item>
          <text:p text:style-name="P11">s'inquiète au bout d'un certain temps</text:p>
        </text:list-item>
        <text:list-item>
          <text:p text:style-name="P11">décide des tâches à effectuer</text:p>
        </text:list-item>
        <text:list-item>
          <text:p text:style-name="P11">à sa mort remplacé par le premier venu le voir ou par un enfant (nouvel adulte)</text:p>
        </text:list-item>
      </text:list>
      <text:p text:style-name="Standard"/>
      <text:p text:style-name="Standard">Humain :</text:p>
      <text:list xml:id="list665691210" text:style-name="L12">
        <text:list-item>
          <text:p text:style-name="P12">surveille ses jauges, privilégie sa survie</text:p>
        </text:list-item>
      </text:list>
      <text:p text:style-name="Standard"/>
      <text:p text:style-name="Standard">Cultivateur :</text:p>
      <text:list xml:id="list2087302146" text:style-name="L13">
        <text:list-item>
          <text:p text:style-name="P13">champs coûte du temps</text:p>
        </text:list-item>
        <text:list-item>
          <text:p text:style-name="P13">moins rentable que la chasse</text:p>
        </text:list-item>
        <text:list-item>
          <text:p text:style-name="P13">surface max par cultivateur</text:p>
        </text:list-item>
        <text:list-item>
          <text:p text:style-name="P13">rendement au prorata surface/temps</text:p>
        </text:list-item>
        <text:list-item>
          <text:p text:style-name="P13">va stocker ses récoltes</text:p>
        </text:list-item>
      </text:list>
      <text:p text:style-name="Standard"/>
      <text:p text:style-name="Standard">Éleveur :</text:p>
      <text:list xml:id="list1221654466" text:style-name="L14">
        <text:list-item>
          <text:p text:style-name="P14">à partir des animaux ramenés par les chasseurs</text:p>
        </text:list-item>
        <text:list-item>
          <text:p text:style-name="P14">nourrir les animaux avec aliments des cultures</text:p>
        </text:list-item>
        <text:list-item>
          <text:p text:style-name="P14">reproduction, plus rapide que dans la nature car mieux nourris</text:p>
        </text:list-item>
      </text:list>
      <text:p text:style-name="Standard"/>
      <text:p text:style-name="Standard">Chasseur :</text:p>
      <text:list xml:id="list494889709" text:style-name="L15">
        <text:list-item>
          <text:p text:style-name="P15">exploration</text:p>
        </text:list-item>
        <text:list-item>
          <text:p text:style-name="P15">rencontre domestique, réussite → on le ramène au camp, échec → le mouton fuit hors d'atteinte</text:p>
        </text:list-item>
        <text:list-item>
          <text:p text:style-name="P15">rencontre sauvage, combat à mort si survie ramène x (à déterminer) unités de bouffe</text:p>
        </text:list-item>
      </text:list>
      <text:p text:style-name="Standard"/>
      <text:p text:style-name="Standard">Porteur d'eau/baie/bûcheron :</text:p>
      <text:list xml:id="list2078305153" text:style-name="L16">
        <text:list-item>
          <text:p text:style-name="P16">période d'exploration si pas de cible</text:p>
        </text:list-item>
        <text:list-item>
          <text:p text:style-name="P16">sinon A* pour aller à la cible</text:p>
        </text:list-item>
        <text:list-item>
          <text:p text:style-name="P16">mémoire en fonction du rôle (un nombre max de « cases mémoires »)</text:p>
        </text:list-item>
        <text:list-item>
          <text:p text:style-name="P16">tant que des choses à faire on continue, sinon on va voir le chef (si avant temps limité)</text:p>
        </text:list-item>
        <text:list-item>
          <text:p text:style-name="P16">stockage des ressources dans les bâtiments correspondants</text:p>
        </text:list-item>
      </text:list>
      <text:p text:style-name="Standard"/>
      <text:p text:style-name="Standard">Constructeur :</text:p>
      <text:list xml:id="list1039843276" text:style-name="L17">
        <text:list-item>
          <text:p text:style-name="P17">construire</text:p>
        </text:list-item>
        <text:list-item>
          <text:p text:style-name="P17"><text:soft-page-break/>re-construire, réparer (intempéries)</text:p>
        </text:list-item>
      </text:list>
      <text:p text:style-name="Standard"/>
      <text:p text:style-name="Standard">Cuisinier :</text:p>
      <text:list xml:id="list651061865" text:style-name="L18">
        <text:list-item>
          <text:p text:style-name="P18">se fourni au stockage</text:p>
        </text:list-item>
        <text:list-item>
          <text:p text:style-name="P18">prépare en « centre ville »</text:p>
        </text:list-item>
        <text:list-item>
          <text:p text:style-name="P18">nourriture prête instantanément</text:p>
        </text:list-item>
        <text:list-item>
          <text:p text:style-name="P18">nombre de repas en fonction des « unités » de bouffe</text:p>
        </text:list-item>
      </text:list>
      <text:p text:style-name="Standard"/>
      <text:p text:style-name="Standard">Reproduction humaine :</text:p>
      <text:list xml:id="list699801753" text:style-name="L19">
        <text:list-item>
          <text:p text:style-name="P19">pendant leur temps de repos</text:p>
        </text:list-item>
        <text:list-item>
          <text:p text:style-name="P19">avec personne de sexe opposé</text:p>
        </text:list-item>
        <text:list-item>
          <text:p text:style-name="P19">probabilité que ça marche </text:p>
        </text:list-item>
        <text:list-item>
          <text:p text:style-name="P19">incapacité temporaire (à déterminer)</text:p>
        </text:list-item>
        <text:list-item>
          <text:p text:style-name="P19">le chef peut influencer les probabilités (encourager/décourager la reproduction)</text:p>
        </text:list-item>
      </text:list>
      <text:p text:style-name="Standard"/>
      <text:p text:style-name="Standard">Arbres :</text:p>
      <text:list xml:id="list49805531" text:style-name="L20">
        <text:list-item>
          <text:p text:style-name="P20">diminue à cause des bûcherons</text:p>
        </text:list-item>
        <text:list-item>
          <text:p text:style-name="P20">au bout d'un certain temps probabilité de re-spawn (qui augmente si pas de re-spawn immédiat)</text:p>
        </text:list-item>
      </text:list>
      <text:p text:style-name="Standard"/>
      <text:p text:style-name="Standard">Catastrophes naturelles :</text:p>
      <text:list xml:id="list1779222579" text:style-name="L21">
        <text:list-item>
          <text:p text:style-name="P21">catastrophe localisée géographiquement</text:p>
        </text:list-item>
        <text:list-item>
          <text:p text:style-name="P21">foudre → si personne sur la case meurt, si bâtiment → endommagé</text:p>
        </text:list-item>
        <text:list-item>
          <text:p text:style-name="P21">inondation, bâtiment → endommagé</text:p>
        </text:list-item>
        <text:list-item>
          <text:p text:style-name="P21">éboulement</text:p>
        </text:list-item>
      </text:list>
      <text:p text:style-name="Standard"/>
      <text:p text:style-name="Standard">Humain :</text:p>
      <text:list xml:id="list246506106" text:style-name="L22">
        <text:list-item>
          <text:p text:style-name="P22">pas de pv (est juste « en vie »)</text:p>
        </text:list-item>
        <text:list-item>
          <text:p text:style-name="P22">sexe</text:p>
        </text:list-item>
        <text:list-item>
          <text:p text:style-name="P22">âge</text:p>
        </text:list-item>
        <text:list-item>
          <text:p text:style-name="P22">% de tuer loup</text:p>
        </text:list-item>
        <text:list-item>
          <text:p text:style-name="P22">jauge de vie</text:p>
        </text:list-item>
        <text:list-item>
          <text:p text:style-name="P22">jauge de repos</text:p>
        </text:list-item>
      </text:list>
      <text:p text:style-name="Standard"/>
      <text:p text:style-name="Standard">Python 3 finalement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4:40:45.13</meta:creation-date>
    <dc:date>2012-11-07T21:55:52</dc:date>
    <meta:editing-duration>PT23M56S</meta:editing-duration>
    <meta:editing-cycles>4</meta:editing-cycles>
    <meta:generator>LibreOffice/3.5$Linux_X86_64 LibreOffice_project/350m1$Build-2</meta:generator>
    <dc:creator>Marine Lavaux</dc:creator>
    <meta:document-statistic meta:table-count="0" meta:image-count="0" meta:object-count="0" meta:page-count="3" meta:paragraph-count="105" meta:word-count="734" meta:character-count="3786" meta:non-whitespace-character-count="3229"/>
  </office:meta>
</office:document-meta>
</file>